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able-cell-properties fo:background-color="#83caff" fo:border="0.06pt solid #000000"/>
      <style:text-properties style:font-name="Courier New1"/>
    </style:style>
    <style:style style:name="ce11" style:family="table-cell" style:parent-style-name="Default" style:data-style-name="N0">
      <style:table-cell-properties fo:background-color="#ff9999" fo:border="0.06pt solid #000000"/>
      <style:text-properties style:font-name="Courier New1"/>
    </style:style>
    <style:style style:name="ce12" style:family="table-cell" style:parent-style-name="Default" style:data-style-name="N0">
      <style:table-cell-properties fo:background-color="#99ff66" fo:border="0.06pt solid #000000"/>
      <style:text-properties style:font-name="Courier New1"/>
    </style:style>
    <style:style style:name="ce13" style:family="table-cell" style:parent-style-name="Default" style:data-style-name="N0">
      <style:table-cell-properties fo:background-color="#9999ff" fo:border="0.06pt solid #000000"/>
      <style:text-properties style:font-name="Courier New1"/>
    </style:style>
    <style:style style:name="ce14" style:family="table-cell" style:parent-style-name="Default" style:data-style-name="N0">
      <style:table-cell-properties fo:background-color="#ffcc00" fo:border="0.06pt solid #000000"/>
      <style:text-properties style:font-name="Courier New1"/>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6">00.00.0000</text:date>, <text:time style:data-style-name="N2" text:time-value="16:35:43.84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6-10-16T17:03:31.864000000</dc:date>
    <meta:editing-cycles>399</meta:editing-cycles>
    <meta:editing-duration>P12DT3H54M45S</meta:editing-duration>
    <dc:creator>Daniel Zeman</dc:creator>
    <meta:document-statistic meta:table-count="3" meta:cell-count="6076" meta:object-count="0"/>
  </office:meta>
</office:document-meta>
</file>